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276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559cm" svg:height="1.499cm" svg:x="1.4cm" svg:y="1.7cm" svg:viewBox="0 0 1560 1500" draw:points="1560,1500 0,1500 0,0 1560,0">
          <text:p/>
        </draw:polygon>
        <draw:frame draw:style-name="gr2" draw:layer="layout" svg:width="1.725cm" svg:height="0.656cm" svg:x="1.376cm" svg:y="1.172cm">
          <draw:text-box>
            <text:p text:style-name="P1"><text:span text:style-name="T1">ВЫВОД </text:span></text:p>
          </draw:text-box>
        </draw:frame>
        <draw:frame draw:style-name="gr2" draw:text-style-name="P3" draw:layer="layout" svg:width="1.662cm" svg:height="0.656cm" draw:transform="rotate (1.57306525482249) translate (3.205cm 3.204cm)">
          <draw:text-box>
            <text:p text:style-name="P2"><text:span text:style-name="T1">РАБОТА </text:span></text:p>
          </draw:text-box>
        </draw:frame>
        <draw:frame draw:style-name="gr3" draw:text-style-name="P2" draw:layer="layout" svg:width="1.625cm" svg:height="0.656cm" draw:transform="rotate (1.57603231455088) translate (0.363cm 3.242cm)">
          <draw:text-box>
            <text:p text:style-name="P2"><text:span text:style-name="T1">СИГНАЛ </text:span></text:p>
          </draw:text-box>
        </draw:frame>
        <draw:polygon draw:style-name="gr4" draw:layer="layout" svg:width="0.295cm" svg:height="1.299cm" svg:x="2.064cm" svg:y="1.8cm" svg:viewBox="0 0 296 1300" draw:points="296,1300 0,1300 0,0 296,0">
          <text:p/>
        </draw:polygon>
        <draw:polygon draw:style-name="gr1" draw:layer="layout" svg:width="0.295cm" svg:height="1.299cm" svg:x="2.064cm" svg:y="1.8cm" svg:viewBox="0 0 296 1300" draw:points="296,1300 0,1300 0,0 296,0">
          <text:p/>
        </draw:polygon>
        <draw:polygon draw:style-name="gr5" draw:layer="layout" svg:width="0.177cm" svg:height="0.548cm" svg:x="2.122cm" svg:y="1.9cm" svg:viewBox="0 0 178 549" draw:points="89,0 178,549 0,549">
          <text:p/>
        </draw:polygon>
        <draw:polygon draw:style-name="gr6" draw:layer="layout" svg:width="0.177cm" svg:height="0.548cm" svg:x="2.122cm" svg:y="1.9cm" svg:viewBox="0 0 178 549" draw:points="89,0 178,549 0,54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5:45.625000000</meta:creation-date>
    <meta:editing-duration>PT1M22S</meta:editing-duration>
    <meta:editing-cycles>2</meta:editing-cycles>
    <meta:generator>LibreOffice/4.3.6.2$Windows_x86 LibreOffice_project/d50a87b2e514536ed401c18000dad4660b6a169e</meta:generator>
    <dc:date>2015-09-29T07:37:08.062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35:45.546000000"/>
  </office:meta>
</office:document-meta>
</file>